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a7a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a7a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a7a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a7a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a7a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a7a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a7a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a7a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a7a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a7a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a7a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a7a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a7a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a7a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a7a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a7a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a7a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an Alejandro Brito Salaza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5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4738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Fidel Brito Ru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4905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5.0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4"/>
    <meta:template xlink:type="simple" xlink:actuate="onRequest" xlink:title="Normal" xlink:href=""/>
  </office:meta>
</office:document-meta>
</file>